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UNIX-SHELL-(BASH)</text:span></text:p>
      <text:p text:style-name="P1"/>
      <text:p text:style-name="P1"><text:span text:style-name="T2">Not 1</text:span>: Kis okulunda bash-uygulama oturumunda asagidaki komutlari iceren islemlerin onemli bir bolumunu yaptik.</text:p>
      <text:p text:style-name="P1">Fakat zaman yetmedigi icin atladigimiz veya hic baslamadigimiz cok onemli araclar vardi (orn. Awk, Sed gibi programlar). Onlari bu notlara ekledim. </text:p>
      <text:p text:style-name="P1"/>
      <text:p text:style-name="P1"><text:span text:style-name="T2">Not 2:</text:span><text:s/>Asagidaki bash komutlarini ilgili ‘bash_uygulamasi_dosyalar’ klasorunu linux uzerinde calisacaginiz konuma yukleyip uygulamalisiniz. <text:span text:style-name="T2">Dosyalari kullanarak calistiracaginiz komutlar 7. sayfada basliyor.</text:span></text:p>
      <text:p text:style-name="P1"/>
      <text:p text:style-name="P1">Komutlarda hata/eksikler var ise bildirirseniz memnun olurum: ozan.bozdag@gmail.com </text:p>
      <text:p text:style-name="P1"/>
      <text:p text:style-name="P1"><text:span text:style-name="T1">Kullandigim kaynaklar:</text:span></text:p>
      <text:p text:style-name="P1">1.Unix and Perl to the Rescue, <text:span text:style-name="T2">Bradnam &amp; Korf</text:span>, 2012</text:p>
      <text:p text:style-name="P1">Cok rahat okunan bir unix-bash’e giris kitabi. Eglenceli bir dili var. Cok kolay</text:p>
      <text:p text:style-name="P1">uygulamalari var. Perl’e giris de var.</text:p>
      <text:p text:style-name="P1"/>
      <text:p text:style-name="P1">2. Bioinformatics Data Skills, <text:span text:style-name="T2">Vince Buffalo</text:span>, 2015 </text:p>
      <text:p text:style-name="P1">Birinciye gore biraz daha ileri bir duzey kitap. Cok faydali. Sadece unix-bash degil</text:p>
      <text:p text:style-name="P1">ayrica R’dan da bahsediyor. Fakat genelde sekans datasi islerine odaklaniyor. </text:p>
      <text:p text:style-name="P1"/>
      <text:p text:style-name="P1">3. Practical Computing for Biologists, Haddock &amp; Dunn, 2010 </text:p>
      <text:p text:style-name="P1">Cok kapsamli bir baslangic kitabi. Sadece text datasi</text:p>
      <text:p text:style-name="P1">manipulasyonlarini ve bash islemlerini degil, ornegin python’a girisi de anlatiyor.</text:p>
      <text:p text:style-name="P1"/>
      <text:p text:style-name="P1"/>
      <text:p text:style-name="P1"><text:span text:style-name="T1">GIRIS:</text:span></text:p>
      <text:p text:style-name="P1"/>
      <text:p text:style-name="P1">Asagida '$' ile baslayan satirlar bash komutlarini belirtiyor.</text:p>
      <text:p text:style-name="P1">'#' ile baslayan satirlar hemen ustunde bulunan komutlara dair yorumlari/aciklamalari iceriyor.</text:p>
      <text:p text:style-name="P1"/>
      <text:p text:style-name="P1"><text:span text:style-name="T1">Command-line interpreter: </text:span>Unix ile iletisime gecmenizi saglayan bir 'ortam'. Unix ile</text:p>
      <text:p text:style-name="P1">farkli terminal programlarini kullanarak iletisime gecebilirsiniz (internet ile farkli</text:p>
      <text:p text:style-name="P1">browser'lari kullanarak iletisime gecebileceginiz gibi...). Yine de (!) Bourne-again-shell,</text:p>
      <text:p text:style-name="P1">yani Bash, kullanilmasi genomik seq. datasi analizi icin tercih edilmeli.</text:p>
      <text:p text:style-name="P1"/>
      <text:p text:style-name="P1"><text:span text:style-name="T1">Hangi 'command line interpereter'i kullaniyoruz?</text:span></text:p>
      <text:p text:style-name="P1">$ echo $SHELL</text:p>
      <text:p text:style-name="P1"/>
      <text:p text:style-name="P1"><text:span text:style-name="T2">Home directory (ditectory=konum/altdizin):</text:span><text:s/>bash'i baslattiginizda bulundugunuz ilk konum.</text:p>
      <text:p text:style-name="P1"/>
      <text:p text:style-name="P1"><text:span text:style-name="T1">Listele komutu:</text:span></text:p>
      <text:p text:style-name="P1">$ ls</text:p>
      <text:p text:style-name="P1"/>
      <text:p text:style-name="P1">Soru: komut neden acikca 'list' olarak kullanilmiyor da 'ls' olarak kullaniliyor?</text:p>
      <text:p text:style-name="P1">Cevap: kisaltma ~ zaman</text:p>
      <text:p text:style-name="P1"/>
      <text:p text:style-name="P1">Sadece bulundugunuz konumda bulunan dosyalari degil <text:span text:style-name="T1">farkli altdizinlerin icerigini 'ls' ile goruntuleyebilirsiniz</text:span>:</text:p>
      <text:p text:style-name="P1"/>
      <text:p text:style-name="P1">$ ls /usr </text:p>
      <text:p text:style-name="P1"/>
      <text:p text:style-name="P1">#ya da herhangi bir komsu dosya</text:p>
      <text:p text:style-name="P1"/>
      <text:p text:style-name="P1"><text:span text:style-name="T1">Root seviyesi ve dosya hiyerarsisi:</text:span></text:p>
      <text:p text:style-name="P1">$ ls /</text:p>
      <text:p text:style-name="P1">#root'un icerigini gosterir</text:p>
      <text:p text:style-name="P1"/>
      <text:p text:style-name="P1"><text:span text:style-name="T2">Altdizinler/konumlar arasinda gezinmek:</text:span></text:p>
      <text:p text:style-name="P1"/>
      <text:p text:style-name="P1"><text:span text:style-name="T1">#bulundugunuz konumu/altdizini gorunteleyin:</text:span></text:p>
      <text:p text:style-name="P1">$ pwd</text:p>
      <text:p text:style-name="P1"/>
      <text:p text:style-name="P1"><text:span text:style-name="T1">Nasil farkli bir altdizine gidecegiz?</text:span></text:p>
      <text:p text:style-name="P1"/>
      <text:p text:style-name="P1">$ cd /klasor1</text:p>
      <text:p text:style-name="P1"/>
      <text:p text:style-name="P1">$ cd klasor2/klasor3</text:p>
      <text:p text:style-name="P1"/>
      <text:p text:style-name="P1"><text:span text:style-name="T1">Tek adimda istenilen altdizine gitmek:</text:span></text:p>
      <text:p text:style-name="P1">$ cd /dosya1/dosya2/dosya3</text:p>
      <text:p text:style-name="P1"># '/' <text:span text:style-name="T2">altdizin</text:span><text:s/>oldugunu belirtiyor &amp; farkli altdizinleri hiyerarsiye gore diziyor – ust konumdan alt konuma dogru.</text:p>
      <text:p text:style-name="P1"/>
      <text:p text:style-name="P1"/>
      <text:p text:style-name="P1"/>
      <text:p text:style-name="P1"/>
      <text:p text:style-name="P1"><text:span text:style-name="T2">Mutlak &amp; goreli dosya konum/altdizin ayrimi:</text:span></text:p>
      <text:p text:style-name="P1">Ornegin bir alt-konuma gecip oradan baska bir dosyaya gecmek isteseydik?</text:p>
      <text:p text:style-name="P1">$pwd</text:p>
      <text:p text:style-name="P1"/>
      <text:p text:style-name="P1">$ cd ..</text:p>
      <text:p text:style-name="P1">#bir ust-konuma gec</text:p>
      <text:p text:style-name="P1"/>
      <text:p text:style-name="P1">$ cd Docs</text:p>
      <text:p text:style-name="P1">#Docs dosyasina gec (ust-konumda)#iki adimda gitmek yerine daha hizlica:</text:p>
      <text:p text:style-name="P1"/>
      <text:p text:style-name="P1">$ cd ../Docs</text:p>
      <text:p text:style-name="P1"># '..' bir ust-konuma gec &amp; ardindan 'Docs' dizinine gir demek.</text:p>
      <text:p text:style-name="P1"/>
      <text:p text:style-name="P1">$ cd ../../../tmp</text:p>
      <text:p text:style-name="P1"># 3 seviye yukarida bulunan dizine gecip orada bulunan /tmp altdizinine daha hizli gecis.</text:p>
      <text:p text:style-name="P1"/>
      <text:p text:style-name="P1"/>
      <text:p text:style-name="P1"># home-directory'nin onemi: bir enstitude size verilen bilgisayara IT calisanlari size ozel</text:p>
      <text:p text:style-name="P1">bir home directory acar, sizin isminizdedir. her data burada toplanir.</text:p>
      <text:p text:style-name="P1"/>
      <text:p text:style-name="P1">$ pwd</text:p>
      <text:p text:style-name="P1">/home/isminiz</text:p>
      <text:p text:style-name="P1"/>
      <text:p text:style-name="P1">Bir dizinden/konumdan 'home-directory'ye gecmenin kisa yolu:</text:p>
      <text:p text:style-name="P1">$ cd ~</text:p>
      <text:p text:style-name="P1"/>
      <text:p text:style-name="P1">Command-line secenekleri:</text:p>
      <text:p text:style-name="P1"/>
      <text:p text:style-name="P1">$ ls</text:p>
      <text:p text:style-name="P1"># secenek olmadan</text:p>
      <text:p text:style-name="P1"/>
      <text:p text:style-name="P1">Command-line ( komut-dizini) secenekleri icin '-' kullaniyoruz:</text:p>
      <text:p text:style-name="P1">$ ls -l</text:p>
      <text:p text:style-name="P1"/>
      <text:p text:style-name="P1">ls icin daha farkli komut-dizini secenekleri:</text:p>
      <text:p text:style-name="P1">$ ls -t</text:p>
      <text:p text:style-name="P1"># modifiye edildigi zamana gore sirala</text:p>
      <text:p text:style-name="P1"/>
      <text:p text:style-name="P1">$ ls -1</text:p>
      <text:p text:style-name="P1"># listeleme 'output'unun tek satir halinde gosterilmesini saglar</text:p>
      <text:p text:style-name="P1"/>
      <text:p text:style-name="P1">Secenekleri kombine edebilirsiniz:</text:p>
      <text:p text:style-name="P1">$ ls -l -1</text:p>
      <text:p text:style-name="P1"/>
      <text:p text:style-name="P1">veya</text:p>
      <text:p text:style-name="P1"/>
      <text:p text:style-name="P1">$ ls-l1</text:p>
      <text:p text:style-name="P1"># sira onemli degil bu uygulamada!</text:p>
      <text:p text:style-name="P1">---------------------o---------------------</text:p>
      <text:p text:style-name="P1">Peki ilgili arac icin bulunan seceneklere dair nereden bilgi alabiliriz?</text:p>
      <text:p text:style-name="P1"/>
      <text:p text:style-name="P1">Man sayfasi ilgili araci calistiracak komutlar uzerine bilgi verir:</text:p>
      <text:p text:style-name="P1"/>
      <text:p text:style-name="P1">$ man ls</text:p>
      <text:p text:style-name="P1"># koseli parantez icinde verilen secenekler opsiyoneldir. Komut o secenekler olmadan da caisir. Fakat secenekler size cok faydali calismanizda yardimci olur. Secenekleri gozden gecirmeniz (man ile) cok faydali.</text:p>
      <text:p text:style-name="P1"/>
      <text:p text:style-name="P1">$ man cat</text:p>
      <text:p text:style-name="P1">#'man' sayfasinda gezinmek icin: 'b' yukariya sayfaya, 'j' asagi sayfaya, 'space', q' cikis</text:p>
      <text:p text:style-name="P1"/>
      <text:p text:style-name="P1"/>
      <text:p text:style-name="P1">---------------------o---------------------</text:p>
      <text:p text:style-name="P1"/>
      <text:p text:style-name="P1"><text:span text:style-name="T1">'Directory'ler ile/uzerine islemler:</text:span></text:p>
      <text:p text:style-name="P1"/>
      <text:p text:style-name="P1"><text:span text:style-name="T2">Yeni bir directory:</text:span></text:p>
      <text:p text:style-name="P1">$ mkdir isim</text:p>
      <text:p text:style-name="P1">$ ls</text:p>
      <text:p text:style-name="P1"/>
      <text:p text:style-name="P1">Birden cok directory'yi tek seferde "brace expansion"i ( '{}' ) kullanarak olusturmak:</text:p>
      <text:p text:style-name="P1">Mantik:</text:p>
      <text:p text:style-name="P1">$ echo dog-{gone,bowl,bark}</text:p>
      <text:p text:style-name="P1"/>
      <text:p text:style-name="P1"># tek seferde sunlari olusturur: dog-gone dog-bowl dog-bark</text:p>
      <text:p text:style-name="P1"/>
      <text:p text:style-name="P1"># Bunu bir proje dosya ismini olustururken birden cok alt-directory'yi olustururken kullanabilirsiniz.</text:p>
      <text:p text:style-name="P1"/>
      <text:p text:style-name="P1">Bu arada da dosya isimlendirmelerinizin mantikli, anlasilabilir, birbirleri ile iliskili olmasi</text:p>
      <text:p text:style-name="P1">gercegi cok ama cok onemli!</text:p>
      <text:p text:style-name="P1"/>
      <text:p text:style-name="P1">#zmays-snps / project directory olusturmak:</text:p>
      <text:p text:style-name="P1">$ mkdir -p zmays-snps/-{data/seqs,scripts,analysis}</text:p>
      <text:p text:style-name="P1"/>
      <text:p text:style-name="P1">#-p 'mkdir' komutuna alt-dizinde (./data altdizini) islem yapmak icin izin vermesini soyluyor. </text:p>
      <text:p text:style-name="P1"/>
      <text:p text:style-name="P1">Hizli bicimde, tek tek yazmadan, hatali yazim olasiligini dusurerek dosya ismi olusturmak: A, B, C orneklerinin paired-end read'lerini iceren dosyalari olusturmak</text:p>
      <text:p text:style-name="P1">istiyoruz.</text:p>
      <text:p text:style-name="P1"/>
      <text:p text:style-name="P1">$ cd data</text:p>
      <text:p text:style-name="P1"># data dizinine gectik.</text:p>
      <text:p text:style-name="P1"/>
      <text:p text:style-name="P1">$ touch seqs/zmays{A,B,C}_R{1,2}.fastq</text:p>
      <text:p text:style-name="P1"/>
      <text:p text:style-name="P1">#touch bir bash araci (tool): touch komutu varolan bir dosyanin ulasim bilgilerini guncellemek icin kullanilir. Fakat ilgili dosya yok ise, touch dosyayi olusturur. </text:p>
      <text:p text:style-name="P1"/>
      <text:p text:style-name="P1">$ ls seqs</text:p>
      <text:p text:style-name="P1">zmaysA_R1.fastq zmaysB_R1.fastq zmaysC_R1.fastq</text:p>
      <text:p text:style-name="P1">zmaysA_R2.fastq zmaysB_R2.fastq zmaysC_R2.fastq</text:p>
      <text:p text:style-name="P1">---------------------o---------------------</text:p>
      <text:p text:style-name="P1">Silmek icin:</text:p>
      <text:p text:style-name="P1">$ touch test1 test2</text:p>
      <text:p text:style-name="P1">$ ls</text:p>
      <text:p text:style-name="P1"># ayni anda iki dosya olusturdunuz.</text:p>
      <text:p text:style-name="P1"/>
      <text:p text:style-name="P1">$ rm test1</text:p>
      <text:p text:style-name="P1">$ ls</text:p>
      <text:p text:style-name="P1"/>
      <text:p text:style-name="P1">$ rm -i test2</text:p>
      <text:p text:style-name="P1"># size remove test2? Sorusunu sormali -i secenegi nedeniyle. </text:p>
      <text:p text:style-name="P1"/>
      <text:p text:style-name="P1"># <text:span text:style-name="T1">rm komutunu kullanirken cok ama cok dikkatli olmaliyiz. Derste bunu konustuk. ornegin '*' ile ne var ise silebilirsiniz. -i secenegi ile silmek bir aliskanlik olmali.</text:span></text:p>
      <text:p text:style-name="P1"/>
      <text:p text:style-name="P1"><text:span text:style-name="T2">Directory'yi silmek:</text:span></text:p>
      <text:p text:style-name="P1">$ mkdir directory1</text:p>
      <text:p text:style-name="P1">$ ls</text:p>
      <text:p text:style-name="P1">$ rmdir directory1</text:p>
      <text:p text:style-name="P1"># directory1 bos oldugundan sorunsuz sildi. Dolu bir dizinin icerigini silmek daha zor. </text:p>
      <text:p text:style-name="P1"/>
      <text:p text:style-name="P1">Yeni bir directory olusturalim:</text:p>
      <text:p text:style-name="P1">$ mkdir uzun_bir_dosya_ismi</text:p>
      <text:p text:style-name="P1">$ cd uzun_bir_dosya_ismi</text:p>
      <text:p text:style-name="P1">#Umarim cd komutu uygularken TAB kullandiniz. TAB'in zaman kazandirmasi disinda en onemli ozellihi hatali isimlendirmeyi onler, yanlis dosya uzerinden islem yapmanizi onler.</text:p>
      <text:p text:style-name="P1"/>
      <text:p text:style-name="P1"><text:span text:style-name="T2">Cok onemli bir ozellik - komut tarihcesi (history):</text:span></text:p>
      <text:p text:style-name="P1">$ history</text:p>
      <text:p text:style-name="P1">#dersin sonunda bunu tekrar komutlayip yeni dosyaya kaydedebilirsiniz.</text:p>
      <text:p text:style-name="P1"/>
      <text:p text:style-name="P1">Daha onceki komutlara kisa yolla ulasmak icin 'yukari &amp; 'asagi' oklari kullanabilirsiniz.</text:p>
      <text:p text:style-name="P1"/>
      <text:p text:style-name="P1">Not: Bash komutlarinin bir yerinde bir degisiklik yapmak icin ornegin komutu silmeden en basa gitmek istiyorsunuz, tek tek 'sol ok tusuna' basarak gitmek yerine kisa yollar var. Derste bunu atladik! Klavye-kisa-yollari:</text:p>
      <text:p text:style-name="P1">Ctrl + a #basa git</text:p>
      <text:p text:style-name="P1">Ctrl + e #sona git</text:p>
      <text:p text:style-name="P1">Ctrl + w # komuttaki bir onceki kelimeyi silindelete previous word on command line</text:p>
      <text:p text:style-name="P1"/>
      <text:p text:style-name="P1">$ clear</text:p>
      <text:p text:style-name="P1">#ekran komutlarini temizler</text:p>
      <text:p text:style-name="P1"/>
      <text:p text:style-name="P1">---------------------o---------------------</text:p>
      <text:p text:style-name="P1"><text:span text:style-name="T1">Dosyalari tasimak, yeniden adlandirmak:</text:span></text:p>
      <text:p text:style-name="P1"/>
      <text:p text:style-name="P1">-Unix_bash isimli bir klasor olusturun ve o klasore gecin.</text:p>
      <text:p text:style-name="P1"/>
      <text:p text:style-name="P1">- iki ici bos txt uzantili dosya olusturalim:</text:p>
      <text:p text:style-name="P1">$ touch dosya1.txt</text:p>
      <text:p text:style-name="P1">$ touch dosya2.txt</text:p>
      <text:p text:style-name="P1"/>
      <text:p text:style-name="P1">veya:</text:p>
      <text:p text:style-name="P1">$ touch dosya1.txt dosya2.txt</text:p>
      <text:p text:style-name="P1">$ ls -l</text:p>
      <text:p text:style-name="P1"/>
      <text:p text:style-name="P1">'mv' komutunu kullanmak:</text:p>
      <text:p text:style-name="P1">/Unix_bash/ dizini icerisinde Template dosyasi olusturun.</text:p>
      <text:p text:style-name="P1"/>
      <text:p text:style-name="P1">dosya1.txt dosya2.txt'yi Template'e tasiyalim ('mv'):</text:p>
      <text:p text:style-name="P1">$ mv dosya1.txt Template/</text:p>
      <text:p text:style-name="P1">$ mv dosya2.txt Template/</text:p>
      <text:p text:style-name="P1">$ ls Template/</text:p>
      <text:p text:style-name="P1"/>
      <text:p text:style-name="P1">Template'e gecip dosya2'yi yeniden adlandiralim:</text:p>
      <text:p text:style-name="P1">$ cd Template/</text:p>
      <text:p text:style-name="P1">$ ls</text:p>
      <text:p text:style-name="P1">$ mv dosya2.txt dosya3.txt</text:p>
      <text:p text:style-name="P1"/>
      <text:p text:style-name="P1"><text:span text:style-name="T2">Bircok dosyayi bir kerede tasimak:</text:span></text:p>
      <text:p text:style-name="P1">$ mv *.txt Template/</text:p>
      <text:p text:style-name="P1"/>
      <text:p text:style-name="P1">---------------------o---------------------</text:p>
      <text:p text:style-name="P1"/>
      <text:p text:style-name="P1">Bilgisayarinizda hangi programlar calisiyor:</text:p>
      <text:p text:style-name="P1">$ top</text:p>
      <text:p text:style-name="P1"># size PID'yi verecek - process ID bilgisi veriyor</text:p>
      <text:p text:style-name="P1">"Kill" komutu:</text:p>
      <text:p text:style-name="P1">$ kill 20352</text:p>
      <text:p text:style-name="P1"># process ID'su 20352 olan devam eden bir islemi sonlandirir.</text:p>
      <text:p text:style-name="P1"/>
      <text:p text:style-name="P1">---------------------o---------------------</text:p>
      <text:p text:style-name="P1"/>
      <text:p text:style-name="P1"/>
      <text:p text:style-name="P1">Adlandirma ipucu:<text:span text:style-name="T1"><text:s/></text:span>rakam ile adlandirirken 1, 2, 3, vb yerine onlerine 0 getirerek adlandirmaliyiz.</text:p>
      <text:p text:style-name="P1">genes-1.txt'den sonra bash genes-11.txt'e gecer - genes-2.txt'ye degil!</text:p>
      <text:p text:style-name="P1">dogrusu:</text:p>
      <text:p text:style-name="P1">genes-001.txt</text:p>
      <text:p text:style-name="P1">genes-002.txt</text:p>
      <text:p text:style-name="P1">.</text:p>
      <text:p text:style-name="P1">.</text:p>
      <text:p text:style-name="P1">.</text:p>
      <text:p text:style-name="P1">genes-011.txt</text:p>
      <text:p text:style-name="P1">genes-012.txt</text:p>
      <text:p text:style-name="P1">vb.</text:p>
      <text:p text:style-name="P1">Son tekrar: Kotu adlandirma kotu data analizine sebep olur!</text:p>
      <text:p text:style-name="P1"/>
      <text:p text:style-name="P1"/>
      <text:p text:style-name="P1">---------------------o---------------------</text:p>
      <text:p text:style-name="P1"/>
      <text:p text:style-name="P1"><text:span text:style-name="T1">Buyuk text datalari ile calisma yontemleri</text:span><text:s/>(sekans datasini buyuk bir text datasi olarak dusunebilirsiniz):</text:p>
      <text:p text:style-name="P1"/>
      <text:p text:style-name="P1">Veri cok buyuk oldugundan text icin kullandiginiz grafik arayuzlu programlarin veriyi 'memory' uzerinde</text:p>
      <text:p text:style-name="P1">tutmasi cok masrafli olur. Gb buyuklugunde iki FASTA dosyasini birlestirmek isterseniz, birini</text:p>
      <text:p text:style-name="P1">acip kopyalayip-yapistirirken cok fazla memory'yi isgal etmis olursunuz, ayrica mouse ile bu islemi</text:p>
      <text:p text:style-name="P1">yaparken bir kismini silebilir, tumunu secemeyebilirsiniz vb. Sonunda yapacaginiz analiz &amp; bulacaginiz</text:p>
      <text:p text:style-name="P1">sonuclar hatali olacaktir. Shell bu durumlarda hem memory'de yer tutmadan hem de sizden kaynaklanan</text:p>
      <text:p text:style-name="P1">hataya yol acmadan cozmenizi saglar.</text:p>
      <text:p text:style-name="P1"/>
      <text:p text:style-name="P1"><text:span text:style-name="T1">CAT (stream) araci:</text:span></text:p>
      <text:p text:style-name="P1">Hafizaya almadan buyuk dosyalari bir akinti (stream) dosyasina verip hizlica goruntulemek icin onemli bir arac.</text:p>
      <text:p text:style-name="P1"/>
      <text:p text:style-name="P1"><text:span text:style-name="T2">Dosyaya gozatmak:</text:span></text:p>
      <text:p text:style-name="P1">$ cat tb1-protein.fasta</text:p>
      <text:p text:style-name="P1"/>
      <text:p text:style-name="P1"><text:span text:style-name="T2">Birden fazla dosyayi yazdirmak:</text:span></text:p>
      <text:p text:style-name="P1">$ cat tb1-protein.fasta tga1-protein.fasta</text:p>
      <text:p text:style-name="P1"># Unutmayin: '*' wildcard'ini kullanabilirsiniz.</text:p>
      <text:p text:style-name="P1"/>
      <text:p text:style-name="P1">'&gt;' veya '&gt;&gt;' kullanarak yonlendirmek:</text:p>
      <text:p text:style-name="P1">'&gt;' girdileri yeni bir dosyaya yonlendirip/kaydeder - uzerine yaziyor, dikkat!</text:p>
      <text:p text:style-name="P1">'&gt;&gt;' yine yonlendiriyor fakat eger o dosya ismi veri iceriyorsa sonuna ekler.</text:p>
      <text:p text:style-name="P1">$ cat tb1-protein.fasta tga1-protein.fasta &gt; zea-proteins.fasta</text:p>
      <text:p text:style-name="P1"/>
      <text:p text:style-name="P1"># kaydetti mi kontrol ediyoruz:</text:p>
      <text:p text:style-name="P1">$ ls -lrt</text:p>
      <text:p text:style-name="P1">#'l': format, 'r' reverse 't' time siralamasi</text:p>
      <text:p text:style-name="P1"/>
      <text:p text:style-name="P1">---------------------o---------------------</text:p>
      <text:p text:style-name="P1"/>
      <text:p text:style-name="P1"><text:span text:style-name="T1">Pipeline'a giris:</text:span></text:p>
      <text:p text:style-name="P1"/>
      <text:p text:style-name="P1">Pipeline olusturmak Linux-bash'in en guclu ozelliklerinden birisidir. Ornegin 3 farkli program ile bir sekans datasini analiz edeceksiniz. Diyelim ki ilk adim alignment, ikinci adim filogenetik agac olusturmak, ucuncu adim ise atasal DNA dizisi olusturmak. Tek tek adimlari sira ile uygulayabilirsiniz. Veya bir pipeline olusturarak tek bir komut ile islemi hizla gerceklestirebilirsiniz! Ayrica, ornegin birinci ve ikinci islemlerin sonunda olusan ciktiyi bilgisayariniza kaydetmeden pipeline sadece son islemin ciktisini verir (ornegimizde atasal DNA dizisi). Pipeline olsutururken derste '|' isaretini kullandik. Ozetle pipeline, ilk islemin ciktisini (output) '|' isaretinden sonra gelen ikinci islemde kullanilan araca girdi (input) olarak verir. </text:p>
      <text:p text:style-name="P1"/>
      <text:p text:style-name="P1"># grep kullanarak bir pipeline ornegi - grep, verilen karakterleri arayan Unix araci. Uygulama dersinde cokca kullandik.</text:p>
      <text:p text:style-name="P1"/>
      <text:p text:style-name="P1">Ornek: tb1.fasta dosyasinda nukleotid disinda bulunan diger karakterleri pipeline ile arayalim.</text:p>
      <text:p text:style-name="P1"/>
      <text:p text:style-name="P1"><text:span text:style-name="T1">$ grep -v "^&gt;" tb1.fasta | grep --color -i "[^ATCG]"</text:span></text:p>
      <text:p text:style-name="P1"/>
      <text:p text:style-name="P1"># Komutun uzun aciklamasi:</text:p>
      <text:p text:style-name="P1"/>
      <text:p text:style-name="P1">1) grep -v "^&gt;" tb1.fasta | </text:p>
      <text:p text:style-name="P1">Ilk is FASTA dosyasinda 'header'i iceren satirlari islem disi birakmak (-v).</text:p>
      <text:p text:style-name="P1">" " isareti kullanarak ilgili kalibi gerp'e tanittik.</text:p>
      <text:p text:style-name="P1"><text:s/>'^'isareti aranan pattern'i sadece satir basi ile sinirliyor.</text:p>
      <text:p text:style-name="P1">'|' pipe ile ciktiyi (output) diger bir bash islemine/programina aktaran pipeline isareti.</text:p>
      <text:p text:style-name="P1"/>
      <text:p text:style-name="P1">2) grep --color -i "[^ATCG]"</text:p>
      <text:p text:style-name="P1">caret '^' sembolu [] icinde kullanilinca yaninda oldugu karakterlerin disindaki (!)</text:p>
      <text:p text:style-name="P1">karakterleri ariyor. Yani [^ATCG], A, T, C, ve T olmayan karakterler ile eslesiyor.</text:p>
      <text:p text:style-name="P1">'-i' buyuk-kucuk harf ayrimini ortadan kaldiriyor, eger a, t, g, ve c olarak kaydedilen</text:p>
      <text:p text:style-name="P1">nukleotidler var ise onlari da dahil etmek dusuncesi ile...</text:p>
      <text:p text:style-name="P1">grep'in --color secenegi bulunan karakterleri renkli olarak</text:p>
      <text:p text:style-name="P1">gosteriyor.</text:p>
      <text:p text:style-name="P1"/>
      <text:p text:style-name="P1">Derste konustuk fakat tekrar etmek onemli: pipeline ara-cikti (output) sonuclarini dosyaya yazdirmaz! Boylece disk'e yuk olmaz. Eger ara-ciktiyi dogru mu diye komutu ilk calistirdiginizda kontrol etmek isterseniz, TEE opsiyonunu kullanabilirsiniz:</text:p>
      <text:p text:style-name="P1"/>
      <text:p text:style-name="P1">$ program1 input.txt | <text:span text:style-name="T1">tee</text:span><text:s/>intermediate-file.txt | program2 &gt; results.txt</text:p>
      <text:p text:style-name="P1"/>
      <text:p text:style-name="P1"><text:span text:style-name="T1">Islemleri arka-planda yurutmek:</text:span></text:p>
      <text:p text:style-name="P1"/>
      <text:p text:style-name="P1">Shell'de komutu yazip enter'a basinca, bu shell iletisine ulasim kapanir. Eger terminalde baska islem yapmak isterseniz yeni terminal acmak tekrar istediginiz altdizine gitmek zorunda kalirsiniz. Ki bu ideal bir yontem degil. Eger isleminiz uzun suren bir islem ise, islemi baslattiktan sonra islemin bitmesini beklemeden komut dizininde komut islemlerine devam etmek icin uzun olan islemi arka planda calistirabilirsiniz. Boylece diger komutlari yazmaya devam edebilirsiniz.</text:p>
      <text:p text:style-name="P1"/>
      <text:p text:style-name="P1">(&amp;) komutun arkasina yazildiginda, komut, arka-planda calisir:</text:p>
      <text:p text:style-name="P1"/>
      <text:p text:style-name="P1">$ program1 input.txt &gt; output.txt <text:span text:style-name="T1">&amp;</text:span></text:p>
      <text:p text:style-name="P1"/>
      <text:p text:style-name="P1">$ jobs</text:p>
      <text:p text:style-name="P1"># islemin nasil gittigini gosterir.</text:p>
      <text:p text:style-name="P1"/>
      <text:p text:style-name="P1">NOT: terminalin kapatilmasi islemi durdurur!</text:p>
      <text:p text:style-name="P1"/>
      <text:p text:style-name="P1"/>
      <text:p text:style-name="P1"/>
      <text:p text:style-name="P1">---------------------o---------------------</text:p>
      <text:p text:style-name="P1"/>
      <text:p text:style-name="P1"><text:span text:style-name="T1">UNIX Veri Analizi Araclari:</text:span></text:p>
      <text:p text:style-name="P1"/>
      <text:p text:style-name="P1">1. <text:span text:style-name="T1">HEAD &amp; TAIL ile veriye goz atmak</text:span></text:p>
      <text:p text:style-name="P1"/>
      <text:p text:style-name="P1">Eger parametre belirtmezseniz, ilk &amp; son 10 satiri gosterir:</text:p>
      <text:p text:style-name="P1">$ head yeast_chr1_orfs.fa</text:p>
      <text:p text:style-name="P1">$ tail yeast_chr1_orfs.fa</text:p>
      <text:p text:style-name="P1"/>
      <text:p text:style-name="P1">Sadece ilk 3 satira bakmak isterseniz 'n' parametresi kullanilabilir (derste -n'e gerek olmadigini da soylemisti bazi arkadaslar):</text:p>
      <text:p text:style-name="P1">$ head -n 3 yeast_chr1_orfs.fa</text:p>
      <text:p text:style-name="P1">$ head Mus_musculus.GRCm38.75_chr1.bed</text:p>
      <text:p text:style-name="P1">$ head -n 3 Mus_musculus.GRCm38.75_chr1.bed</text:p>
      <text:p text:style-name="P1">$ tail -n 3 Mus_musculus.GRCm38.75_chr1.bed</text:p>
      <text:p text:style-name="P1"/>
      <text:p text:style-name="P1">2. <text:span text:style-name="T1">Grep Komutu:</text:span></text:p>
      <text:p text:style-name="P1"/>
      <text:p text:style-name="P1">Grep komutunu derste cok kullandik. Grep komutu bir text dosyasini satir-satir (!) inceler ve aradigimiz bir ozel bir kalibi buldugunda bu sonuclari yazar. Bazi rakam/harf (ornegin gen ismi, belirli bir nukleotid dizisi vb) dizgileri ile eslesen veri satirlarini bulmaya yarar.</text:p>
      <text:p text:style-name="P1"/>
      <text:p text:style-name="P1">Mus_musculus.GRCm38.75_chr1.gtf <text:s/>dosyasinda "ENSMUSGxxxxx" genine bakmak istiyoruz:</text:p>
      <text:p text:style-name="P1"/>
      <text:p text:style-name="P1">$ grep 'gene_id "ENSMUSG00000025907"' Mus_musculus.GRCm38.75_chr1.gtf | head -n 1</text:p>
      <text:p text:style-name="P1"/>
      <text:p text:style-name="P1"/>
      <text:p text:style-name="P1">---------------------o---------------------</text:p>
      <text:p text:style-name="P1"/>
      <text:p text:style-name="P1">3. <text:span text:style-name="T1">LESS programi:</text:span></text:p>
      <text:p text:style-name="P1"/>
      <text:p text:style-name="P1">Text dosyalarini goruntulerken LESS komutunu cok kullandik. CAT ile bir fastq dosyasi goruntuleyebiliriz ama icerik ekrandan akar gider. LESS ile dosyayi acabilir, istedigimiz gibi yukari asagi ilerleyerek inceleyebiliriz. </text:p>
      <text:p text:style-name="P1">LESS terminal'in notepad'i gibi de dusunulebilir. Cikis yapmadikca acik kalir, bu ozellik ile ornegin cat'ten farklidir.</text:p>
      <text:p text:style-name="P1"/>
      <text:p text:style-name="P1"># contaminated.fastq dosyasina bakalim:</text:p>
      <text:p text:style-name="P1">$ less contaminated.fastq</text:p>
      <text:p text:style-name="P1"># cikis icin 'q'ya basiniz.</text:p>
      <text:p text:style-name="P1"/>
      <text:p text:style-name="P1">less ile nasil dosya uzerinde hareket edilir:</text:p>
      <text:p text:style-name="P1">asagi: space</text:p>
      <text:p text:style-name="P1">yukari: b</text:p>
      <text:p text:style-name="P1">ilk satir: g</text:p>
      <text:p text:style-name="P1">son satir: G</text:p>
      <text:p text:style-name="P1"/>
      <text:p text:style-name="P1"/>
      <text:p text:style-name="P1">---------------------o---------------------</text:p>
      <text:p text:style-name="P1"/>
      <text:p text:style-name="P1">4. <text:span text:style-name="T1">Verinin ozetini wc &amp; ls ile incelemek:</text:span></text:p>
      <text:p text:style-name="P1"/>
      <text:p text:style-name="P1">Bir text editor'u ile bed, fastq, fasta dosyasini incelenmez. Her ne kadar bu dosya uzantilari ozunde text dosyasi olsalarda. </text:p>
      <text:p text:style-name="P1"/>
      <text:p text:style-name="P1">wc komutunu cokca kullandik uygulamada:</text:p>
      <text:p text:style-name="P1">$ wc Mus_musculus.GRCm38.75_chr1.bed</text:p>
      <text:p text:style-name="P1"/>
      <text:p text:style-name="P1"># verilen rakamlar neye denk geliyor: 1-kelimeler, 2-satirlar, 3-karakterler</text:p>
      <text:p text:style-name="P1"/>
      <text:p text:style-name="P1">#tek seferde birden cok dosyaya komutu uygulayabilirsiniz (bash'in mukemmel bir ozelligi!):</text:p>
      <text:p text:style-name="P1">$ wc Mus_musculus.GRCm38.75_chr1.bed Mus_musculus.GRCm38.75_chr1.gtf</text:p>
      <text:p text:style-name="P1"/>
      <text:p text:style-name="P1">Sadece bu iki Mus_musculus dosyasi oldugunu dusunun bulundugunuz klasorde, regular expression kullanarak da bu ikisine dair detaylari wc ile gorunteleyebilirsiniz:</text:p>
      <text:p text:style-name="P1"/>
      <text:p text:style-name="P1">$ wc Mus*</text:p>
      <text:p text:style-name="P1"># '*' Mus ile baslayan her dosyaya wc komutunu uygular.</text:p>
      <text:p text:style-name="P1"/>
      <text:p text:style-name="P1">$ wc -l Mus_musculus.GRCm38.75_chr1.bed</text:p>
      <text:p text:style-name="P1">#'-l' sadece satir sayisini verir ki genelde ilgilendigimiz bilgi satir sayisidir.</text:p>
      <text:p text:style-name="P1"/>
      <text:p text:style-name="P1">BED &amp; GTF dosyalari farkli kaliplar iceriyor, inceleyin:</text:p>
      <text:p text:style-name="P1">$ head -n 5 Mus_musculus.GRCm38.75_chr1.gtf</text:p>
      <text:p text:style-name="P1"/>
      <text:p text:style-name="P1">Dosyanin boyutunu inceleyin:</text:p>
      <text:p text:style-name="P1">$ ls -l Mus_musculus.GRCm38.75_chr1.bed</text:p>
      <text:p text:style-name="P1">$ ls -lh Mus_musculus.GRCm38.75_chr1.bed</text:p>
      <text:p text:style-name="P1"/>
      <text:p text:style-name="P1">COK ONEMLI UYARI: wc gibi islemlerde data formatinin duzgun oldugu sanisi uzerinden hareket ediyoruz.</text:p>
      <text:p text:style-name="P1">Eger .txt dosyasi 3 adet bos satir iceriyorsa (whitespace) wc veriye dair 3 fazla satir bilgisi verir!</text:p>
      <text:p text:style-name="P1"/>
      <text:p text:style-name="P1">---------------------o---------------------</text:p>
      <text:p text:style-name="P1"/>
      <text:p text:style-name="P1"><text:span text:style-name="T1">Sutun verisi ile calismak:</text:span></text:p>
      <text:p text:style-name="P1"/>
      <text:p text:style-name="P1">Surekli sadece belli sutunlarda bulunan verilerle calisip diger sutunlari analizimiz disinda birakmamiz gereken durumlar oluyor. Sadece ilgilendigimiz sutunlari almak mumkun. Farkli araclar kullandik derste.</text:p>
      <text:p text:style-name="P1"/>
      <text:p text:style-name="P1"><text:span text:style-name="T1">CUT araci:</text:span></text:p>
      <text:p text:style-name="P1"/>
      <text:p text:style-name="P1">Mus_musculus.GRCm38.75_chr1.bed dosyasinin sadece baslangic konumlari bilgisi gerekiyor.</text:p>
      <text:p text:style-name="P1"/>
      <text:p text:style-name="P1">En kolay yol 'cut' programini kullanmak! tab-delimited dosya secimi "default".</text:p>
      <text:p text:style-name="P1"/>
      <text:p text:style-name="P1">$ cut -f 2 Mus_musculus.GRCm38.75_chr1.bed | head -n 3</text:p>
      <text:p text:style-name="P1"/>
      <text:p text:style-name="P1"><text:span text:style-name="T2">CUT ile ilgili cok FAYDALI bir bilgi:</text:span></text:p>
      <text:p text:style-name="P1"/>
      <text:p text:style-name="P1">-f argumani hangi sutunu alacagimizi belirler. ayrica birden fazla sutun icin de yine -f kullaniriz. -f 3, 5, 9 veya -f 3-10 gibi. Sutunlari cut ile bastan istegimize gore siralamak mumkun degil! cut -6, 5, 8, 2 mantik olarak calismayacaktir. Ornegin, cut ile, Mus musculus gtf dosyasini 3 sutunlu tab-delimited genomik siralama dosyasina donusturelim (kromozom, baslangic, bitis):</text:p>
      <text:p text:style-name="P1"/>
      <text:p text:style-name="P1">Komut calisacak mi, test ediyoruz oncelikle - dosya buyuk oldugunda bu komut test etmek bir aliskanlik olmali:</text:p>
      <text:p text:style-name="P1">$ grep -v "^#" Mus_musculus.GRCm38.75_chr1.gtf | cut -f1,4,5 | head -n 3</text:p>
      <text:p text:style-name="P1"/>
      <text:p text:style-name="P1">Calistigini onayladiktan sonra yeni dosyaya kaydedebiliriz:</text:p>
      <text:p text:style-name="P1">$ grep -v "^#" Mus_musculus.GRCm38.75_chr1.gtf | cut -f1,4,5 &gt; test.txt</text:p>
      <text:p text:style-name="P1"/>
      <text:p text:style-name="P1"><text:span text:style-name="T2">cut'in ozellikleri sadece tab-delimited dosya ile sinirli degil. .csv dosyasi ile de cut kullanarak</text:span></text:p>
      <text:p text:style-name="P1"><text:span text:style-name="T2">data analizi isine baslayabilirsiniz.</text:span></text:p>
      <text:p text:style-name="P1"/>
      <text:p text:style-name="P1">$ head -n 3 Mus_musculus.GRCm38.75_chr1_bed.csv</text:p>
      <text:p text:style-name="P1">$ cut -d, -f2,3 Mus_musculus.GRCm38.75_chr1_bed.csv | head -n 3</text:p>
      <text:p text:style-name="P1"/>
      <text:p text:style-name="P1">Sutun-ayrimli (tab-delimited) data ile calisirken kac sutun oldugu her zaman anlasilamayabilir. Zaten gozunuze</text:p>
      <text:p text:style-name="P1">guvenmeniz fazla riskli ve yorucu olur!</text:p>
      <text:p text:style-name="P1"/>
      <text:p text:style-name="P1">$ grep -v "^#" Mus_musculus.GRCm38.75_chr1.gtf | cut -f1-8 | head -n3</text:p>
      <text:p text:style-name="P1"># burada kac sutun oldugunu gormek zor – bilgisayar ekranimiz kucukse ozellikle zor! Kisokulunda herkes farkli sekilde ciktilara bakti.</text:p>
      <text:p text:style-name="P1"/>
      <text:p text:style-name="P1">'column -t' bu isi cozen ve okunabilir cikti veren bir program:</text:p>
      <text:p text:style-name="P1">$ grep -v "^#" Mus_musculus.GRCm38.75_chr1.gtf | cut -f 1-8 | column -t | head -n 3</text:p>
      <text:p text:style-name="P1"># column -t sadece goruntuleme isini gerceklestirir!</text:p>
      <text:p text:style-name="P1"/>
      <text:p text:style-name="P1">column -t'nin dogal secimi tab-delimited dosyadir. -s secenegi programa farkli dosya tiplerini sunarken</text:p>
      <text:p text:style-name="P1">kullanilir:</text:p>
      <text:p text:style-name="P1">$ column -s"," -t Mus_musculus.GRCm38.75_chr1_bed.csv | head -n 3</text:p>
      <text:p text:style-name="P1"/>
      <text:p text:style-name="P1"># yukaridaki komutlari derste uyguladik – pipeline mantigini lutfen anlayana kadar yukaridaki komutlar uzerinden inceleyin. </text:p>
      <text:p text:style-name="P1"/>
      <text:p text:style-name="P1">---------------------o---------------------</text:p>
      <text:p text:style-name="P1"/>
      <text:p text:style-name="P1"><text:span text:style-name="T1">GREP programi – tekrardan- </text:span>(tekrar ediyoruz cunku cok faydali bir arac)<text:span text:style-name="T1">:</text:span></text:p>
      <text:p text:style-name="P1"/>
      <text:p text:style-name="P1">$ cat heroes_and_villains.txt</text:p>
      <text:p text:style-name="P1"/>
      <text:p text:style-name="P1">$ grep Man heroes_and_villains.txt</text:p>
      <text:p text:style-name="P1"># ne yaptik bu komut ile?</text:p>
      <text:p text:style-name="P1"/>
      <text:p text:style-name="P1">$ grep -i Man heroes_and_villains.txt</text:p>
      <text:p text:style-name="P1"># 'i' secenegi: case-insensitive arama</text:p>
      <text:p text:style-name="P1"/>
      <text:p text:style-name="P1">$ grep -i -v Man heroes_and_villains.txt</text:p>
      <text:p text:style-name="P1"># 'v' aramanin mantigini zit yone ceviriyor – daha once .fastq dosyasinda -v kullanmistik!</text:p>
      <text:p text:style-name="P1"/>
      <text:p text:style-name="P1">$ grep -w Man heroes_and_villains.txt</text:p>
      <text:p text:style-name="P1"># 'w' sadece tek basina "Man"i iceren satirlari buluyor.</text:p>
      <text:p text:style-name="P1"/>
      <text:p text:style-name="P1">grep ile bir kalibin kac kere tekrarlandigini bulabilirsiniz:</text:p>
      <text:p text:style-name="P1">$ grep -c Villain heroes_and_villains.txt</text:p>
      <text:p text:style-name="P1"/>
      <text:p text:style-name="P1">Cok onemli bir arti: grep gibi unix-shell programlari birden cok dosyaya (orn. 400 tane</text:p>
      <text:p text:style-name="P1">txt file var ayni islemi geceklestirmek istediginiz) ayni anda calisabilir - '*' regular expression'i kullanarak:</text:p>
      <text:p text:style-name="P1">$ grep -i *.txt</text:p>
      <text:p text:style-name="P1"/>
      <text:p text:style-name="P1">veya daha specific coklu arama:</text:p>
      <text:p text:style-name="P1">$ grep -i [dl]er.txt</text:p>
      <text:p text:style-name="P1"># isminde 'der' &amp; 'ler' iceren dosyalara uygular.</text:p>
      <text:p text:style-name="P1"/>
      <text:p text:style-name="P1">$ grep -n -i CGTATAT yeast_chr1_orfs.fa</text:p>
      <text:p text:style-name="P1"/>
      <text:p text:style-name="P1"># Bu dogru cevap olmayabilir! Dikkat!</text:p>
      <text:p text:style-name="P1">#'grep', eger sekans iki farkli satira dagilmissa, aranan diziyi bulamaz!</text:p>
      <text:p text:style-name="P1">!</text:p>
      <text:p text:style-name="P1"/>
      <text:p text:style-name="P1">Kullanim mantigi: grep'e arayacaginiz kalibi vermeniz gerekir. ikinci olarak, input dosyasini yazarsiniz:</text:p>
      <text:p text:style-name="P1">$ grep "Olfr418-ps1" Mus_musculus.GRCm38.75_chr1_genes.txt</text:p>
      <text:p text:style-name="P1"># cok basit bir sozdizimi ile bri geni cok hizli sekilde bulduk!</text:p>
      <text:p text:style-name="P1"/>
      <text:p text:style-name="P1">grep kismi eslesme mantigi ile calisir:</text:p>
      <text:p text:style-name="P1">$ grep Olfr Mus_musculus.GRCm38.75_chr1_genes.txt | head -n 5</text:p>
      <text:p text:style-name="P1"/>
      <text:p text:style-name="P1"><text:span text:style-name="T2">SORU: “Olfr1413” disinda tum "Olfr" genlerine ihtiyaciniz varsa ne yapacaksiniz? Cozumu artik biliyorsunuz! Daha once birkac kere derste kullandigimiz bir secenek var. Lutfen cevaba bakmadan once cozmeye calisin.</text:span></text:p>
      <text:p text:style-name="P1">-</text:p>
      <text:p text:style-name="P1">-</text:p>
      <text:p text:style-name="P1">-</text:p>
      <text:p text:style-name="P1">-</text:p>
      <text:p text:style-name="P1">-</text:p>
      <text:p text:style-name="P1">-</text:p>
      <text:p text:style-name="P1">-</text:p>
      <text:p text:style-name="P1"/>
      <text:p text:style-name="P1">Cozum:</text:p>
      <text:p text:style-name="P1"/>
      <text:p text:style-name="P1">$ grep Olfr Mus_musculus.GRCm38.75_chr1_genes.txt | grep -v Olfr1413</text:p>
      <text:p text:style-name="P1">#Uyari: Olfr1413x vb. isimli adlandirma var ise komut yeniden gozden gecirilmeli.</text:p>
      <text:p text:style-name="P1">Peki cozum ne? Nasil arayabilirsiniz? Dusunun lutfen…</text:p>
      <text:p text:style-name="P1"/>
      <text:p text:style-name="P1">DERS: bu tip arama islemlerinizi yaparken kuracaginiz mantik minimum hedeflenmeyen kalip bulmaya</text:p>
      <text:p text:style-name="P1">gore onceden dusunulerek yapilmali.</text:p>
      <text:p text:style-name="P1"/>
      <text:p text:style-name="P1">GREP normalde sadece eslesmeyi gosterir. bulunan ciktinin veri icerisinde nerede oldugunu, baglamini</text:p>
      <text:p text:style-name="P1">bulmak icin farkli yontemler var: oncesi (-B), sonrasi (-A), oncesi &amp; sonrasi (-C).</text:p>
      <text:p text:style-name="P1"/>
      <text:p text:style-name="P1"><text:span text:style-name="T2">Bu secenekleri Ata'larin proje grubuna gostermistim, umarim hatirliyorsunuz :)</text:span></text:p>
      <text:p text:style-name="P1"/>
      <text:p text:style-name="P1">$ grep -B1 "AGATCGG" contam.fastq | head -n 6</text:p>
      <text:p text:style-name="P1"># Ilgili kaliptan once gelen satirin icerigini yazdir (-B).</text:p>
      <text:p text:style-name="P1"/>
      <text:p text:style-name="P1">$ grep -A2 "AGATCGG" contam.fastq | head -n 6</text:p>
      <text:p text:style-name="P1"/>
      <text:p text:style-name="P1">$ grep "Olfr141[13]" Mus_musculus.GRCm38.75_chr1_genes.txt</text:p>
      <text:p text:style-name="P1"># bence yukaridaki cok iyi bir cozum degil.“Olfr218” veya “Olfr1416.” genlerini aramak icin:</text:p>
      <text:p text:style-name="P1"/>
      <text:p text:style-name="P1">$ grep -E "(Olfr1413|Olfr1411)" Mus_musculus.GRCm38.75_chr1_genes.txt</text:p>
      <text:p text:style-name="P1"/>
      <text:p text:style-name="P1">count secenegi – tekrar- :</text:p>
      <text:p text:style-name="P1">$ grep -c "\tOlfr" Mus_musculus.GRCm38.75_chr1_genes.txt</text:p>
      <text:p text:style-name="P1"/>
      <text:p text:style-name="P1">Bunu wc -l &amp; pipeline ile nasil yaparsiniz?</text:p>
      <text:p text:style-name="P1">Dusunun lutfen...</text:p>
      <text:p text:style-name="P1">-</text:p>
      <text:p text:style-name="P1">-</text:p>
      <text:p text:style-name="P1">-</text:p>
      <text:p text:style-name="P1">-</text:p>
      <text:p text:style-name="P1">Cozum:</text:p>
      <text:p text:style-name="P1">$ grep "\tOlfr" Mus_musculus.GRCm38.75_chr1_genes.txt | wc -l</text:p>
      <text:p text:style-name="P1"/>
      <text:p text:style-name="P1">Small nuclear RNA sayisini bulmak (dersten hatirlamalisiniz bunu da!):</text:p>
      <text:p text:style-name="P1">$ grep -c 'gene_biotype "snRNA"' Mus_musculus.GRCm38.75_chr1.gtf</text:p>
      <text:p text:style-name="P1">UYARI: ' ' ve " " ayrimina dikkat!</text:p>
      <text:p text:style-name="P1"/>
      <text:p text:style-name="P1"/>
      <text:p text:style-name="P1"/>
      <text:p text:style-name="P1"/>
      <text:p text:style-name="P1">Not: grep'in cok hizli olmasinin nedenlerinden biri, bir kalibi buldugunda, o satirin gerisini</text:p>
      <text:p text:style-name="P1">arastirmayi birakmasi! -o secenegini inceleyin:</text:p>
      <text:p text:style-name="P1">$ grep -o "Olfr.*" Mus_musculus.GRCm38.75_chr1_genes.txt | head -n 3</text:p>
      <text:p text:style-name="P1"/>
      <text:p text:style-name="P1">---------------------o---------------------</text:p>
      <text:p text:style-name="P1"><text:span text:style-name="T1">SORT ile veri dosyasi icerigini duzenlemek / istenilen sutuna gore siralamak:</text:span></text:p>
      <text:p text:style-name="P1"/>
      <text:p text:style-name="P1">Bunu derste uyguladik. Simdi uzerinden dusunerek uygulamaniz onemli cunku sort'un mantigi biraz ilginc. </text:p>
      <text:p text:style-name="P1"/>
      <text:p text:style-name="P1">Tum data analizi islemleri sort'a ihtiyac duyar! </text:p>
      <text:p text:style-name="P1"/>
      <text:p text:style-name="P1">a) Bazi islemler ancak sort ile dogru sonuca daha uygun yoldan ulasir.</text:p>
      <text:p text:style-name="P1">b) "unique" satirlari bulmak icin sort islemi gerekli!</text:p>
      <text:p text:style-name="P1"/>
      <text:p text:style-name="P1">$ cat example.bed</text:p>
      <text:p text:style-name="P1">$ sort example.bed</text:p>
      <text:p text:style-name="P1"/>
      <text:p text:style-name="P1">#sort alfa-numerik calisir. Bu ne anlama geliyor?</text:p>
      <text:p text:style-name="P1"/>
      <text:p text:style-name="P1">#not: ornegin -t"," ile .csv dosyasi uzerinde sort islemi yapilir.</text:p>
      <text:p text:style-name="P1"/>
      <text:p text:style-name="P1"><text:span text:style-name="T2">Peki hangi sutunda bulunan veriye gore siralayacaksiniz?</text:span></text:p>
      <text:p text:style-name="P1"/>
      <text:p text:style-name="P1">Ilk sutunda bulunan kromozom sayisina gore siralayalim:</text:p>
      <text:p text:style-name="P1">$ sort -k1,1 -k2,2n example.bed</text:p>
      <text:p text:style-name="P1"/>
      <text:p text:style-name="P1"># k (sorting key) ne(lere)gore siralanacagini belirler. ornekte ilk kromozoma gore once bir sort ettik, fakat bu yeterli degil, -k2,2n ile ikinci sutun ile (yani baslangic pozisyonu ile) sort etmesi saglandi. 'n' numeric yerine geciyor!</text:p>
      <text:p text:style-name="P1"/>
      <text:p text:style-name="P1">$ sort -k1,1 -k2,2n example.bed &gt; example_sorted.bed</text:p>
      <text:p text:style-name="P1">#-k argumaninin yazidizinini anlamak cok onemli!</text:p>
      <text:p text:style-name="P1"/>
      <text:p text:style-name="P1">Ornek: daginik bir .gtf dosyasini once kromozom sonra da pozisyona gore siralayalim:</text:p>
      <text:p text:style-name="P1">$ sort -k1,1 -k4,4n Mus_musculus.GRCm38.75_chr1_random.gtf &gt; \</text:p>
      <text:p text:style-name="P1">Mus_musculus.GRCm38.75_chr1_sorted.gtf</text:p>
      <text:p text:style-name="P1"/>
      <text:p text:style-name="P1"># Ciktiyi/sonucu Mus_musculus.GRCm38.75_chr1_sorted.gtf isimli yeni bir dosyaya kaydettik.</text:p>
      <text:p text:style-name="P1"># yukaridaki komutta '\' isaretini bir alt satira gecmek icin kullandik. Derste bunu uygulamaya zamanimiz olmadi. Bir alt satirda bash komutuna gecmeyi google'dan ararsaniz iyi olur.</text:p>
      <text:p text:style-name="P1"/>
      <text:p text:style-name="P1">Peki son islem basarili oldu mu?:</text:p>
      <text:p text:style-name="P1">a.</text:p>
      <text:p text:style-name="P1">$ sort -k1,1 -k2,2n -c example_sorted.bed</text:p>
      <text:p text:style-name="P1">$ echo $?</text:p>
      <text:p text:style-name="P1">b.</text:p>
      <text:p text:style-name="P1">$ sort -k1,1 -k2,2n -c example.bed$ echo $?</text:p>
      <text:p text:style-name="P1">-r ile sort:</text:p>
      <text:p text:style-name="P1">$ sort -k1,1 -k2,2n -r example.bed</text:p>
      <text:p text:style-name="P1">#mantik basit, -r argumani ciktiyi tersine ceviriyor (reverse-sort).</text:p>
      <text:p text:style-name="P1"/>
      <text:p text:style-name="P1">#-r'i sadece belirli bir sutuna gore uyarlamak istersek:</text:p>
      <text:p text:style-name="P1">$ sort -k1,1 -k2,2nr example.bed</text:p>
      <text:p text:style-name="P1"/>
      <text:p text:style-name="P1">Onemli:</text:p>
      <text:p text:style-name="P1">$cat example2.bed</text:p>
      <text:p text:style-name="P1">$ sort -k1,1 -k2,2n example2.bed</text:p>
      <text:p text:style-name="P1"/>
      <text:p text:style-name="P1"># tek-tek kromozom numaralandirmasini duzeltmek cok masrafli. -V ile cozebiliriz:</text:p>
      <text:p text:style-name="P1">$ sort -k1,1V -k2,2n example2.bed</text:p>
      <text:p text:style-name="P1"># sort halinde veri ile calismak islemleri hizlandirir!</text:p>
      <text:p text:style-name="P1"/>
      <text:p text:style-name="P1">---------------------o---------------------</text:p>
      <text:p text:style-name="P1"/>
      <text:p text:style-name="P1"><text:span text:style-name="T1">UNIQ:</text:span></text:p>
      <text:p text:style-name="P1"/>
      <text:p text:style-name="P1">Cok onemli/faydali bir program. Unique karakterleri listeliyor. Bunun uygulamasini da yaptik!</text:p>
      <text:p text:style-name="P1"/>
      <text:p text:style-name="P1">$ cat letters.txt</text:p>
      <text:p text:style-name="P1">$ uniq letters.txt</text:p>
      <text:p text:style-name="P1"># Sonucu inceleyin. Neden istenilen sonuc alinmadi?</text:p>
      <text:p text:style-name="P1"/>
      <text:p text:style-name="P1">$ sort letters.txt | uniq</text:p>
      <text:p text:style-name="P1">#eger kucuk &amp; buyuk harfler var ise -i argumani kullanilabilir.</text:p>
      <text:p text:style-name="P1"/>
      <text:p text:style-name="P1"># Uniq'in cok onemli bir artisi daha var:</text:p>
      <text:p text:style-name="P1">$ uniq -c letters.txt</text:p>
      <text:p text:style-name="P1">$ sort letters.txt | uniq -c</text:p>
      <text:p text:style-name="P1"/>
      <text:p text:style-name="P1"><text:span text:style-name="T1">sort, uniq &amp; sort, ve uniq -c ezbere bilinmesi gereken argumanlar!</text:span></text:p>
      <text:p text:style-name="P1"/>
      <text:p text:style-name="P1">Neden cok faydali oldugunu bu ornek gosterecektir:</text:p>
      <text:p text:style-name="P1">$ grep -v "^#" Mus_musculus.GRCm38.75_chr1.gtf | cut -f3 | sort | uniq -c</text:p>
      <text:p text:style-name="P1"># -rn unix-bash'in ne kadar iyi cozumler buldugunu gosteren bir baska ozellik.</text:p>
      <text:p text:style-name="P1"/>
      <text:p text:style-name="P1">$ grep -v "^#" Mus_musculus.GRCm38.75_chr1.gtf | cut -f3 | sort | uniq -c | \</text:p>
      <text:p text:style-name="P1">sort -rn</text:p>
      <text:p text:style-name="P1"/>
      <text:p text:style-name="P1">#Yukarida '\' ile yine alt satira gectik komut dizininde! Dikkat!</text:p>
      <text:p text:style-name="P1"/>
      <text:p text:style-name="P1">Farkli sutun bilgilerini de uniq -c'ye dahil edebilirsiniz:</text:p>
      <text:p text:style-name="P1">$ grep -v "^#" Mus_musculus.GRCm38.75_chr1.gtf | cut -f3,7 | sort | uniq -c</text:p>
      <text:p text:style-name="P1"/>
      <text:p text:style-name="P1">Bir gene ait verilerin raporu gerekirse:</text:p>
      <text:p text:style-name="P1">$ grep "ENSMUSG00000033793" Mus_musculus.GRCm38.75_chr1.gtf | cut -f3 | sort \</text:p>
      <text:p text:style-name="P1">| uniq -c</text:p>
      <text:p text:style-name="P1"/>
      <text:p text:style-name="P1">Cok onemli bir ozellik, tekrarlari kontrol etmek icin kullanilabilir:</text:p>
      <text:p text:style-name="P1">$ uniq -d mm_gene_names.txt</text:p>
      <text:p text:style-name="P1">$ uniq -d mm_gene_names.txt | wc -l</text:p>
      <text:p text:style-name="P1">$ uniq -d test.bed | wc -l</text:p>
      <text:p text:style-name="P1"/>
      <text:p text:style-name="P1"/>
      <text:p text:style-name="P1">grep, cut, sort, uniq -c ile pipeline kullanarak bir gene ait ozelliklere bakmak:</text:p>
      <text:p text:style-name="P1">$ grep "Lypla1" Mus_musculus.GRCm38.75_chr1.gtf | cut -f 3 | sort | uniq -c</text:p>
      <text:p text:style-name="P1"># cut-sort-uniq sirasina dikkat!</text:p>
      <text:p text:style-name="P1"/>
      <text:p text:style-name="P1">Yularidaki pipeline’da siralama mantigi cok onemli! <text:s/>Neden? 4 islem var ise pipeline'da siralarken rasgele degil islem hizi, tutarliligina gore siralamalisiniz. Bunu da kisokulunda bash uygulama dersi sirasinda konustuk.</text:p>
      <text:p text:style-name="P1"/>
      <text:p text:style-name="P1">---------------------o---------------------</text:p>
      <text:p text:style-name="P1"/>
      <text:p text:style-name="P1"><text:span text:style-name="T1">JOIN/join:</text:span></text:p>
      <text:p text:style-name="P1"/>
      <text:p text:style-name="P1">Ortak bir sutun iceren farkli veri tiplerini bir araya getirmek icin kullanabiliriz:</text:p>
      <text:p text:style-name="P1"/>
      <text:p text:style-name="P1">$ cat example.bed</text:p>
      <text:p text:style-name="P1">$ cat example_lengths.txt</text:p>
      <text:p text:style-name="P1"/>
      <text:p text:style-name="P1">Soru: bir araya getirmeden once karmakarisik birlestirmemek icin ne yapmak gerekiyor? Cevabini artik biliyorsunuz!</text:p>
      <text:p text:style-name="P1"/>
      <text:p text:style-name="P1">Elbette sort ile duzenleyip birlestirmelisiniz!</text:p>
      <text:p text:style-name="P1"/>
      <text:p text:style-name="P1">$ sort -k1,1 example.bed &gt; example_sorted.bed</text:p>
      <text:p text:style-name="P1">$ sort -c -k1,1 example_lengths.txt</text:p>
      <text:p text:style-name="P1">$ join -1 1 -2 1 example_sorted.bed example_lengths.txt &gt; example_with_lengths.txt</text:p>
      <text:p text:style-name="P1"/>
      <text:p text:style-name="P1">$ cat example_with_lengths.txt</text:p>
      <text:p text:style-name="P1"/>
      <text:p text:style-name="P1">Son komutun aciklamasi:</text:p>
      <text:p text:style-name="P1">"join -1 &lt;file_1_field&gt; -2 &lt;file_2_field&gt;</text:p>
      <text:p text:style-name="P1">&lt;file_1&gt; &lt;file_2&gt;, burada &lt;file_1&gt; &amp; &lt;file_2&gt; birlestirilecek dosyalar, ve</text:p>
      <text:p text:style-name="P1">sutun &lt;file_1_field&gt; dosya &lt;file_1&gt; &amp; sutun &lt;file_2_field&gt; dosya &lt;file_2&gt; sirasi</text:p>
      <text:p text:style-name="P1">ile birlestirilecek"</text:p>
      <text:p text:style-name="P1"/>
      <text:p text:style-name="P1"/>
      <text:p text:style-name="P1">#nasil kontrol edecegiz calistigini?</text:p>
      <text:p text:style-name="P1">$ wc -l example_sorted.bed example_with_lengths.txt</text:p>
      <text:p text:style-name="P1"/>
      <text:p text:style-name="P1">Peki dosyalarin ortak sutunlari arasinda uyusmazlik varsa?</text:p>
      <text:p text:style-name="P1"/>
      <text:p text:style-name="P1">$ head -n2 example_lengths.txt &gt; example_lengths_alt.txt</text:p>
      <text:p text:style-name="P1">#kisa bir dosya yaptik</text:p>
      <text:p text:style-name="P1"/>
      <text:p text:style-name="P1">$ join -1 1 -2 1 example_sorted.bed example_lengths_alt.txt</text:p>
      <text:p text:style-name="P1">$ join -1 1 -2 1 example_sorted.bed example_lengths_alt.txt | wc -l</text:p>
      <text:p text:style-name="P1"/>
      <text:p text:style-name="P1">-a ile join'i kullanarak eslesmeyen satirlarla ilgili problemi farkli sekilde cozeriz:</text:p>
      <text:p text:style-name="P1">$ join -1 1 -2 1 -a 1 example_sorted.bed example_lengths_alt.txt # GNU join only</text:p>
      <text:p text:style-name="P1"/>
      <text:p text:style-name="P1">---------------------o---------------------</text:p>
      <text:p text:style-name="P1"/>
      <text:p text:style-name="P1"/>
      <text:p text:style-name="P1"><text:span text:style-name="T1">AWK ile text uygulamalari:</text:span></text:p>
      <text:p text:style-name="P1"/>
      <text:p text:style-name="P1">AWK'a ne zaman yetmedigi icin hic bakamadik fakat bir arkadasiniz sordugu icin ekliyorum buraya AWK'i ;) </text:p>
      <text:p text:style-name="P1"/>
      <text:p text:style-name="P1">AWK en muthis bash araclarindan birisi bana sorarsaniz. Biraz zor bir dili var fakat awk'i cozerseniz seviye atlamis sayabilirsiniz kendinizi!</text:p>
      <text:p text:style-name="P1"/>
      <text:p text:style-name="P1">Kompleks islemler icin daha onceki araclar/programlar yetersiz gelebilir. awk ile cok onemli data analizi islerini unix-bash uzerinden yapabiliriz.</text:p>
      <text:p text:style-name="P1"/>
      <text:p text:style-name="P1"><text:span text:style-name="T2">awk'in mantigi</text:span>:</text:p>
      <text:p text:style-name="P1">a) kayitlarin islenmesi b) "pattern-action" yapisi</text:p>
      <text:p text:style-name="P1">:</text:p>
      <text:p text:style-name="P1">awk tek tek sutunlar uzerine kurulu bir mantiga dayanir. bu nedenle $0 komutu tum kayda ulasmak icin ayrilmistir. ilk sutun $1 ile gosterilir, ikinci sutun $2 vb. diye gosterilir…</text:p>
      <text:p text:style-name="P1"/>
      <text:p text:style-name="P1"><text:span text:style-name="T2">b) awk komut yapisi asagidaki gibi iki elemandan (pattern ve action) olusur:</text:span></text:p>
      <text:p text:style-name="P1"><text:span text:style-name="T1">$ awk pattern { action }</text:span></text:p>
      <text:p text:style-name="P1">pattern: patter "if" ifadesi gibi alinabilir. eger pattern 'true' ise ve/veya regular expression veri uzerinde var ise 'action'in icinde bulunan ifade calistirilir. pattern'i eklemeden komut yazilirsa awk tum kayitlar uzerinde 'action'i calistirir. bu basit yapi awk'in gucunu gosteriyor.</text:p>
      <text:p text:style-name="P1"/>
      <text:p text:style-name="P1">cat yerine awk:</text:p>
      <text:p text:style-name="P1">$ awk '{ print $0 }' example.bed</text:p>
      <text:p text:style-name="P1">#$0 gerekli mi? az onceki 'pattern' aciklamasina bakin!</text:p>
      <text:p text:style-name="P1"/>
      <text:p text:style-name="P1">cut yerine awk:</text:p>
      <text:p text:style-name="P1">$ awk '{ print $2 "\t" $3 }' example.bed</text:p>
      <text:p text:style-name="P1">#"\t": tab</text:p>
      <text:p text:style-name="P1">#yukaridaki islemi cut ile su sekilde yapiyorduk: -f2,3 </text:p>
      <text:p text:style-name="P1">#$2 "\t" $3: bunun anlami, ardarda, 2. sutunu oku, tab ile ayrilmis bir bosluk var <text:s/>2. sutundan sonra (“\t”), ardindan 3. sutunu oku.</text:p>
      <text:p text:style-name="P1"/>
      <text:p text:style-name="P1">Kac adet sutun var:</text:p>
      <text:p text:style-name="P1">$ awk -F "\t" '{print NF; exit}' Mus_musculus.GRCm38.75_chr1.bed</text:p>
      <text:p text:style-name="P1">#NF: "number of fields" icin kullanilan bir awk ozelligi.</text:p>
      <text:p text:style-name="P1"># -F dosyanin tab-aralikli veya virgul-aralikli olduguna gore onemli bir parametre.</text:p>
      <text:p text:style-name="P1"/>
      <text:p text:style-name="P1"># baslangicinda yorum iceren veri dosyalarinda sutun sayisi bulmak biraz ugrastirabilir:</text:p>
      <text:p text:style-name="P1">$ tail -n +6 Mus_musculus.GRCm38.75_chr1.gtf | head</text:p>
      <text:p text:style-name="P1"/>
      <text:p text:style-name="P1">$ tail -n +6 Mus_musculus.GRCm38.75_chr1.gtf | awk -F "\t" '{print NF; exit}'</text:p>
      <text:p text:style-name="P1"># yukaridaki kullanisli bir komut mu? Unix-bash felsefesi baglaminda dusunun!</text:p>
      <text:p text:style-name="P1"/>
      <text:p text:style-name="P1">grep'in -v ters-mantikla-bul fonksiyonu daha iyi bir cozum:</text:p>
      <text:p text:style-name="P1">$ grep -v "^#" Mus_musculus.GRCm38.75_chr1.gtf | head -n 3</text:p>
      <text:p text:style-name="P1"># bu cozum neden daha iyi bir bioinformatik yaklasimi ornegini veriyor?</text:p>
      <text:p text:style-name="P1"/>
      <text:p text:style-name="P1"/>
      <text:p text:style-name="P1">a<text:span text:style-name="T2">wk'in cok kullanisli oldugunu gosteren bir uygulama:</text:span></text:p>
      <text:p text:style-name="P1"/>
      <text:p text:style-name="P1">Ornegin elinizde sekans dizileri iceren bir dosya var, <text:s/>icinde farkli sekans tipleri var. 18 nukleotidden daha uzun tum ozellikleri yazdirmak isteyebiliriz. </text:p>
      <text:p text:style-name="P1"/>
      <text:p text:style-name="P1">Peki nasil cozecegiz? </text:p>
      <text:p text:style-name="P1">awk ile aritmetik: +, -, *, /, %, ^ gibi islemler yapilabilir!</text:p>
      <text:p text:style-name="P1">$ awk '$3 - $2 &gt; 18' example.bed</text:p>
      <text:p text:style-name="P1"/>
      <text:p text:style-name="P1"># yukaridaki koutun anlami cok basit: 3. sutundaki degerlerden 2. Sutundaki degerleri cikar. <text:s/>Bu iki sutun ilgili nukleotid dizisinin baslangic ($2) ve bitis ($3) konumlarini veriyor. <text:s/>Boylece uzunluk verisi elde ediliyor. 18’den buyuk olanlari al (&gt; 18), isterseniz “&gt;” kullanarak yeni bir dosyaya sonucu kaydedebilirsiniz.</text:p>
      <text:p text:style-name="P1"/>
      <text:p text:style-name="P1">Baska bir ornek: belli uzunlugun ustundeki DNA dizilerini, mRNA dizilerini, belli expression seviyesinin</text:p>
      <text:p text:style-name="P1">uzerindeki/altindaki mRNA dizilerini bulabilir, bunlar uzerinde islem yapabilir, gen ifadesi degisimini iki farkli expression datasi dosyasinin ilgili bolgelerinde awk ile aritmetik islem yaparak cozebilirsiniz. Calismalarinizda kullanacaginiz grafikler icin gereken bu bilgileri cok hizli &amp; basit sekilde awk ile cozebilirsiniz!</text:p>
      <text:p text:style-name="P1"/>
      <text:p text:style-name="P1">$ awk '$1 ~ /chr1/ &amp;&amp; $3 - $2 &gt; 10' example.bed</text:p>
      <text:p text:style-name="P1"/>
      <text:p text:style-name="P1"># yukaridaki komutta { }, yani “action”, kullanmadigimiza dikkat!</text:p>
      <text:p text:style-name="P1">'/chr1/ (/) awk'da farkli bir anlami var: regular expression // isaretleri arasinda ifade edilir.</text:p>
      <text:p text:style-name="P1">bu yontemle ilk kisimda $1 bulunan regular expression chr1'i awk'a hedef olarak tanitiyoruz.</text:p>
      <text:p text:style-name="P1">~ esles ("match") anlaminda kullaniliyor. mantigi ters cevirmek icin ise: !~</text:p>
      <text:p text:style-name="P1">ya da !($1 ~ /chr1/)) kullanilmali.</text:p>
      <text:p text:style-name="P1"/>
      <text:p text:style-name="P1">Farkli kaliplari (pattern) ve daha ileri action'lari iceren awk komutlari yazabiliriz.</text:p>
      <text:p text:style-name="P1"/>
      <text:p text:style-name="P1">Sadece chr 2 &amp; 3'de bulunan ozellikleri &amp; onlarin uzunluklarini istersek:</text:p>
      <text:p text:style-name="P1">$ awk '$1 ~ /chr2|chr3/ { print $0 "\t" $3 - $2 }' example.bed</text:p>
      <text:p text:style-name="P1"/>
      <text:p text:style-name="P1">#example.bed’i inceleyin. Ilk sutunda ($1) neler var? Sadece chr2 ve chr3’u nasil sectik?</text:p>
      <text:p text:style-name="P1"># calisma mantigini unutmayin: awk pattern { action } </text:p>
      <text:p text:style-name="P1"/>
      <text:p text:style-name="P1"/>
      <text:p text:style-name="P1">awk'da baslangic &amp; sonuc opsiyonlari var: BEGIN ilk kayit okunmadan ne yapilmasi gerektigini</text:p>
      <text:p text:style-name="P1">END ise son kayit okunup islendikten sonra ne yapmak gerektigini ayrica belirtme olanagi sunar.</text:p>
      <text:p text:style-name="P1">example.bed'de ozelliklerin (gen, intron vd) ortalama uzunluklarini istiyoruz. Nasil bir islem gerekiyor?</text:p>
      <text:p text:style-name="P1"/>
      <text:p text:style-name="P1">$ awk 'BEGIN{ s = 0 }; { s += ($3-$2) }; END{ print "mean: " s/NR };' example.bed</text:p>
      <text:p text:style-name="P1"/>
      <text:p text:style-name="P1"># ';' ile Python'da bir islem de farkli satirlara gecer gibi islem adimlarini ayirdik.</text:p>
      <text:p text:style-name="P1">awk'a ozel bir degisken kullandik: NR. NR 'current record number' anlaminda cok onemli bir</text:p>
      <text:p text:style-name="P1">built-in ozelliktir. Python'da bunu kendiniz assign ediyorsunuz normalde. herhangi bir degisken</text:p>
      <text:p text:style-name="P1">olan 's'i baslangicta (BEGIN) 0'a esitledik. 's' gibi bizim verdigimiz degiskenler icin '$' isaretini kullanmiyoruz! Ardindan, her kayit icin s'in degerini ozelligin uzunlugu ($3-$2) degeri ile artiriyoruz. Son kayitta, bu toplami, kayit sayisina (NR) bolerek ortalama degeri buluyor.</text:p>
      <text:p text:style-name="P1"/>
      <text:p text:style-name="P1">NR'i sadece belli satirlarin ciktisini almak icin kullanabiliriz. Ornegin 3. &amp; 5. satirlar arasinda olan tum satirlari isteseydik:</text:p>
      <text:p text:style-name="P1">$ awk 'NR &gt;= 3 &amp;&amp; NR &lt;= 5' example.bed</text:p>
      <text:p text:style-name="P1"/>
      <text:p text:style-name="P1"><text:span text:style-name="T1">AWK’i bitirirken:</text:span></text:p>
      <text:p text:style-name="P1"/>
      <text:p text:style-name="P1">AWK cok kapsamli bir programlama dili. Yani cat, less, grep vb. komutu ile yapabileceklerinizi bu program ile cok daha karmasik islemleri uygulayarak gerceklestirebilirsiniz. Fakat herseyi, ornegin bir Python'u calistiginiz gibi, calisip ogrenmeniz gerekmez! Bir miktar AWK bilip cok onemli genome data analizi islemlerini gerceklestirebilirsiniz.</text:p>
      <text:p text:style-name="P1"/>
      <text:p text:style-name="P1">Son birkac ornek (Unix and Perl to the rescue kitabindan aldim):</text:p>
      <text:p text:style-name="P1"># input dosyasi icerigine bakmak:</text:p>
      <text:p text:style-name="P1">$ awk {‘print’} yeast_genome.gff</text:p>
      <text:p text:style-name="P1"/>
      <text:p text:style-name="P1"># bir dosyanin ilk sutununa bakmak:</text:p>
      <text:p text:style-name="P1">$ awk {‘print $1’} yeast_genome.gff</text:p>
      <text:p text:style-name="P1"/>
      <text:p text:style-name="P1"># once 5 sonra 1 no'lu sutunlara bakmak:</text:p>
      <text:p text:style-name="P1">$ awk {‘print $5, $1’} yeast_genome.gff</text:p>
      <text:p text:style-name="P1"/>
      <text:p text:style-name="P1"># genomik ozelliklerin ilk-son koordinatlarini yazdirin - 10000 nukleotid'den sonrasinin:</text:p>
      <text:p text:style-name="P1">$ awk ‘{if ($4 &gt; 10000) print $4, $5}’ yeast_genome.gff</text:p>
      <text:p text:style-name="P1"/>
      <text:p text:style-name="P1"># genomik ozelliklerin ilk-son koordinatlarini ve uzunluklarini yazdirin:</text:p>
      <text:p text:style-name="P1">$ awk ‘{print $4, $5, $5 – $4 + 1}’ yeast_genome.gff</text:p>
      <text:p text:style-name="P1"/>
      <text:p text:style-name="P1"># aralik birakmadan yapabilirsiniz:</text:p>
      <text:p text:style-name="P1">$ awk ‘{print $4,$5,$5-$4+1}’ yeast_genome.gff</text:p>
      <text:p text:style-name="P1"/>
      <text:p text:style-name="P1"># 'intron' iceren satirlari yazdirin:</text:p>
      <text:p text:style-name="P1">$ awk ‘/intron/ {print}’ yeast_genome.gff</text:p>
      <text:p text:style-name="P1"/>
      <text:p text:style-name="P1"># 'print' konumu ortuk olarak kullanilabilir:</text:p>
      <text:p text:style-name="P1">$ awk ‘/intron/’ yeast_genome.gff</text:p>
      <text:p text:style-name="P1"/>
      <text:p text:style-name="P1"># ozelliklerin hangi satirlarda oldugunu 'NR'i kullanarak yazdirin (NR = number of records)</text:p>
      <text:p text:style-name="P1"/>
      <text:p text:style-name="P1">$ awk ‘{print NR, $3}’ yeast_genome.gff</text:p>
      <text:p text:style-name="P1"/>
      <text:p text:style-name="P1"># 'END' komutu ile sadece toplami yazdirin:</text:p>
      <text:p text:style-name="P1">$ awk ‘END {print NR}’ yeast_genome.gff</text:p>
      <text:p text:style-name="P1"/>
      <text:p text:style-name="P1"># UTR icinde bulunan tum intronlarin uzunluklarinin toplamini yazdirin:</text:p>
      <text:p text:style-name="P1">$ awk ‘/UTR_intron/ {lengths += ($4-$3+1)} END {print “total length of UTR</text:p>
      <text:p text:style-name="P1">introns = “ lengths}’ yeast_genome.gff</text:p>
      <text:p text:style-name="P1"/>
      <text:p text:style-name="P1">---------------------o---------------------</text:p>
      <text:p text:style-name="P1"/>
      <text:p text:style-name="P1"><text:span text:style-name="T1">SED/sed: "streaming editor"</text:span></text:p>
      <text:p text:style-name="P1"/>
      <text:p text:style-name="P1">sed komutlarinin bazilarini ezbere bilmek cok faydali.</text:p>
      <text:p text:style-name="P1"/>
      <text:p text:style-name="P1">#biryerden bir referans genom indirdiniz &amp; adlandirma sizin calisma duzeninize uymuyor, chrom ile yazilan kromozom isimlerini chr olarak degistirmek / kayit etmek istiyorsunuz:</text:p>
      <text:p text:style-name="P1">.</text:p>
      <text:p text:style-name="P1">$ head -n 3 chroms.txt # before sed</text:p>
      <text:p text:style-name="P1">$ sed 's/chrom/chr/' chroms.txt | head -n 3</text:p>
      <text:p text:style-name="P1"/>
      <text:p text:style-name="P1">#kullanim: <text:span text:style-name="T1">s/pattern/replacement/</text:span></text:p>
      <text:p text:style-name="P1">#sed sadece ilgili satirda ilk buldugunu degistirir tumumnu degistirmek icin: s/pattern/replacement/g</text:p>
      <text:p text:style-name="P1">#case-insensitive eslesme icin bunu kullanin: s/pattern/replacement/i</text:p>
      <text:p text:style-name="P1"/>
      <text:p text:style-name="P1"># cok buyuk bir data icin bu islemi excel'in "find-replace" ozelligi ile yaptiginiz dusunun.</text:p>
      <text:p text:style-name="P1">sed ile belli kisimlari islemek:</text:p>
      <text:p text:style-name="P1"/>
      <text:p text:style-name="P1">$ sed -n '1,10p' Mus_musculus.GRCm38.75_chr1.gtf</text:p>
      <text:p text:style-name="P1"># head gibi!</text:p>
      <text:p text:style-name="P1"/>
      <text:p text:style-name="P1">fakat daha fazlasi:</text:p>
      <text:p text:style-name="P1">$ sed -n '20,50p' Mus_musculus.GRCm38.75_chr1.gtf</text:p>
      <text:p text:style-name="P1"># Ne gibi bir islem yapti? Inceleyelim. <text:span text:style-name="T2">Erk derste bu islemi nasil yapariz diye sormustu.</text:span></text:p>
      <text:p text:style-name="P1"/>
      <text:p text:style-name="P1">SED ozellikle "find&amp;replace" isleminde basarili bir program. SED, AWK gibi, cok kapsamli bir program!</text:p>
      <text:p text:style-name="P1"/>
      <text:p text:style-name="P1">'cut' ile .gff dosyasinin ilk 3 sutununu alip ilk 10 satira bakalim:</text:p>
      <text:p text:style-name="P1">$ cut -f 1–3 yeast_genome.gff | head"chr"yi "chromosome"a degistirmek istersek:</text:p>
      <text:p text:style-name="P1"/>
      <text:p text:style-name="P1">$ cat yeast_genome.gff | sed ‘s/chr/Chromosome /’ | cut -f 1–3 | head</text:p>
      <text:p text:style-name="P1"># bu sefer cat'i neden kullandik?</text:p>
      <text:p text:style-name="P1"># 's' kismi "substitute" parametresini uyguluyor. once degistirilecek kalibi ('chr') veriyorsunuz,</text:p>
      <text:p text:style-name="P1">'/' ile ayirip, hedef kalibi ("chromosome") veriyorsunuz.</text:p>
      <text:p text:style-name="P1">#DIKKAT: Chromosome'dan sonra bosluk (space) var!</text:p>
      <text:p text:style-name="P1"/>
      <text:p text:style-name="P1">Bir DNA dizisinde olasi baslangic kodonlarini (start codon = ATG) gorunur kilmak istersek (dosya icerigini elbette degistirmek hatali olacaktir) SED uygun bir secim):</text:p>
      <text:p text:style-name="P1"/>
      <text:p text:style-name="P1">$ cat yeast_chr1_dna.fa | sed ‘s/ATG/- ATG -/g’ | grep ATG | head</text:p>
      <text:p text:style-name="P1">#'g' parametresi kritik. O olmasaydi sadece ilk "ATG"yi degistirirdi. Ayni parametreyi bir oncekinde neden kullanmadik peki? Tum 'chr' 'chromosome' ile degisti.</text:p>
      <text:p text:style-name="P1">---------------------o---------------------</text:p>
      <text:p text:style-name="P1"/>
      <text:p text:style-name="P1"><text:span text:style-name="T1">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